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45a" officeooo:paragraph-rsid="0000a45a"/>
    </style:style>
    <style:style style:name="P2" style:family="paragraph" style:parent-style-name="Standard">
      <style:text-properties officeooo:rsid="00014ab3" officeooo:paragraph-rsid="00014ab3"/>
    </style:style>
    <style:style style:name="T1" style:family="text">
      <style:text-properties officeooo:rsid="00014ab3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the Programming Project</text:p>
      <text:p text:style-name="P1"/>
      <text:p text:style-name="P1"/>
      <text:p text:style-name="P1">Date:</text:p>
      <text:p text:style-name="P1">Group Members:</text:p>
      <text:p text:style-name="P1">Subject:</text:p>
      <text:p text:style-name="P1">Degree:</text:p>
      <text:p text:style-name="P1">Academic Year:</text:p>
      <text:p text:style-name="P1">School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e of Contents</text:p>
      <text:p text:style-name="P1">Abstract</text:p>
      <text:p text:style-name="P1">1.Introduction</text:p>
      <text:p text:style-name="P1">2.First version of the Project</text:p>
      <text:p text:style-name="P1"><text:tab/>2.1.Classes design</text:p>
      <text:p text:style-name="P1"><text:tab/>2.2.Description of the data structures used in the project</text:p>
      <text:p text:style-name="P1"><text:tab/>2.3.Design and implementation of the methods</text:p>
      <text:p text:style-name="P1"><text:span text:style-name="T1"><text:tab/><text:tab/>2.3.1. method sampletext<text:tab/></text:span></text:p>
      <text:p text:style-name="P1"><text:span text:style-name="T1"><text:tab/><text:tab/>2.3.2 method sampletext2</text:span></text:p>
      <text:p text:style-name="P2">3.Second version of the Project</text:p>
      <text:p text:style-name="P2"/>
      <text:p text:style-name="P2">5.Version number X of the project</text:p>
      <text:p text:style-name="P2">6.Notes of the meetings</text:p>
      <text:p text:style-name="P2">7.Conclusions</text:p>
      <text:p text:style-name="P2"/>
      <text:p text:style-name="P2">Bibliography</text:p>
      <text:p text:style-name="P2">Annex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19T11:57:08.437000000</dc:date>
    <meta:editing-duration>PT7M26S</meta:editing-duration>
    <meta:editing-cycles>1</meta:editing-cycles>
    <meta:document-statistic meta:table-count="0" meta:image-count="0" meta:object-count="0" meta:page-count="2" meta:paragraph-count="22" meta:word-count="64" meta:character-count="459" meta:non-whitespace-character-count="409"/>
  </office:meta>
</office:document-meta>
</file>